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1" style:family="table-cell" style:parent-style-name="Default" style:data-style-name="N121"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/>
    <style:style style:name="ce1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1" style:family="table-cell" style:parent-style-name="Default">
      <style:text-properties fo:font-style="italic" style:font-style-asian="italic" style:font-style-complex="italic"/>
    </style:style>
    <style:style style:name="ce10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3"/>
        <table:table-column table:style-name="co6" table:default-cell-style-name="ce63"/>
        <table:table-column table:style-name="co7" table:default-cell-style-name="ce123"/>
        <table:table-column table:style-name="co8" table:default-cell-style-name="ce123"/>
        <table:table-column table:style-name="co9" table:default-cell-style-name="ce123"/>
        <table:table-column table:style-name="co9" table:default-cell-style-name="ce6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9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15" table:default-cell-style-name="ce12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63"/>
        <table:table-column table:style-name="co14" table:default-cell-style-name="ce63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09"/>
          <table:table-cell table:number-columns-repeated="4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First Third</text:p>
          </table:table-cell>
          <table:table-cell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36"/>
          <table:covered-table-cell table:style-name="ce65"/>
          <table:table-cell table:number-columns-repeated="892"/>
        </table:table-row>
        <table:table-row table:style-name="ro5">
          <table:table-cell table:number-columns-repeated="3"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36"/>
          <table:covered-table-cell table:style-name="ce65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5"/>
          <table:table-cell table:style-name="ce97"/>
          <table:table-cell table:number-columns-repeated="5"/>
          <table:table-cell table:style-name="ce49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5" table:number-columns-repeated="2"/>
          <table:table-cell table:style-name="ce12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/>
          <table:table-cell table:style-name="ce89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 table:number-columns-repeated="3"/>
          <table:table-cell table:style-name="ce65" table:number-columns-repeated="2"/>
          <table:table-cell table:style-name="ce61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2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0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2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3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4</text:p>
          </table:table-cell>
          <table:table-cell table:number-columns-repeated="3"/>
          <table:table-cell table:style-name="ce94"/>
          <table:table-cell table:style-name="ce100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2"/>
          <table:table-cell table:style-name="ce101"/>
          <table:table-cell/>
          <table:table-cell table:style-name="ce49"/>
          <table:table-cell table:number-columns-repeated="5"/>
          <table:table-cell table:style-name="ce49"/>
          <table:table-cell table:number-columns-repeated="3"/>
          <table:table-cell table:style-name="ce101"/>
          <table:table-cell table:style-name="ce9"/>
          <table:table-cell table:style-name="ce49"/>
          <table:table-cell table:number-columns-repeated="4"/>
          <table:table-cell table:style-name="ce9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nal</text:p>
          </table:table-cell>
          <table:table-cell/>
          <table:table-cell table:style-name="ce61"/>
          <table:table-cell table:number-columns-repeated="6"/>
          <table:table-cell table:style-name="ce80"/>
          <table:table-cell table:style-name="ce95"/>
          <table:table-cell table:style-name="ce80"/>
          <table:table-cell/>
          <table:table-cell table:style-name="ce8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5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95"/>
          <table:table-cell table:style-name="ce101"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rst Third</text:p>
          </table:table-cell>
          <table:table-cell table:style-name="ce65"/>
          <table:table-cell table:style-name="ce65" office:value-type="string" calcext:value-type="string">
            <text:p>Participation</text:p>
          </table:table-cell>
          <table:table-cell table:style-name="ce65" office:value-type="string" calcext:value-type="string">
            <text:p>Homework</text:p>
          </table:table-cell>
          <table:table-cell table:style-name="ce65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First Exam</text:p>
          </table:table-cell>
          <table:table-cell table:style-name="ce81"/>
          <table:table-cell table:style-name="ce96"/>
          <table:table-cell table:style-name="ce98"/>
          <table:table-cell table:style-name="ce101"/>
          <table:table-cell table:style-name="ce8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1.1</text:p>
          </table:table-cell>
          <table:table-cell table:style-name="ce106" office:value-type="string" calcext:value-type="string">
            <text:p>Prezy</text:p>
          </table:table-cell>
          <table:table-cell table:style-name="ce160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2.1</text:p>
          </table:table-cell>
          <table:table-cell table:style-name="ce105" office:value-type="string" calcext:value-type="string">
            <text:p>HW_02.2</text:p>
          </table:table-cell>
          <table:table-cell table:style-name="ce160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HW_03.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ce123"/>
          <table:table-cell table:style-name="ce65"/>
          <table:table-cell table:style-name="ce61" table:number-columns-repeated="3"/>
          <table:table-cell table:style-name="ce65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/>
          <table:table-cell table:style-name="ce81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Sophi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5])+(0.6*[.H15])+(0.3*[.J15])" office:value-type="float" office:value="8.3175" calcext:value-type="float">
            <text:p>8.3</text:p>
          </table:table-cell>
          <table:table-cell/>
          <table:table-cell table:formula="of:=AVERAGE([.R15];[.X15];[.AD15];[.AJ15])" office:value-type="float" office:value="9.625" calcext:value-type="float">
            <text:p>9.6</text:p>
          </table:table-cell>
          <table:table-cell table:formula="of:=AVERAGE([.V15];[.W15];[.AB15];[.AC15];[.AH15];[.AI15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6" office:value-type="string" calcext:value-type="string">
            <text:p>Juliann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6])+(0.6*[.H16])+(0.3*[.J16])" office:value-type="float" office:value="9.34083333333333" calcext:value-type="float">
            <text:p>9.3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63" office:value-type="float" office:value="9.8" calcext:value-type="float">
            <text:p>9.8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Diana B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17])+(0.6*[.H17])+(0.3*[.J17])" office:value-type="float" office:value="7.1925" calcext:value-type="float">
            <text:p>7.2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Pablo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table:formula="of:=(0.1*[.G18])+(0.6*[.H18])+(0.3*[.J18])" office:value-type="float" office:value="7.57916666666667" calcext:value-type="float">
            <text:p>7.6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 table:formula="of:=(9+9)/2" office:value-type="float" office:value="9" calcext:value-type="float">
            <text:p>9.0</text:p>
          </table:table-cell>
          <table:table-cell table:style-name="ce107"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Carl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table:formula="of:=(0.1*[.G19])+(0.6*[.H19])+(0.3*[.J19])" office:value-type="float" office:value="6.7825" calcext:value-type="float">
            <text:p>6.8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63" office:value-type="float" office:value="8.6" calcext:value-type="float">
            <text:p>8.6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Erik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0])+(0.6*[.H20])+(0.3*[.J20])" office:value-type="float" office:value="8.8775" calcext:value-type="float">
            <text:p>8.9</text:p>
          </table:table-cell>
          <table:table-cell table:style-name="ce134"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Diana C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21])+(0.6*[.H21])+(0.3*[.J21])" office:value-type="float" office:value="9.48916666666667" calcext:value-type="float">
            <text:p>9.5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63" office:value-type="float" office:value="10" calcext:value-type="float">
            <text:p>10.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22])+(0.6*[.H22])+(0.3*[.J22])" office:value-type="float" office:value="9.03583333333333" calcext:value-type="float">
            <text:p>9.0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63" office:value-type="float" office:value="9.4" calcext:value-type="float">
            <text:p>9.4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23])+(0.6*[.H23])+(0.3*[.J23])" office:value-type="float" office:value="8.8325" calcext:value-type="float">
            <text:p>8.8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63" office:value-type="float" office:value="9.2" calcext:value-type="float">
            <text:p>9.2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0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4])+(0.6*[.H24])+(0.3*[.J24])" office:value-type="float" office:value="9.06416666666667" calcext:value-type="float">
            <text:p>9.1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5])+(0.6*[.H25])+(0.3*[.J25])" office:value-type="float" office:value="9.11583333333333" calcext:value-type="float">
            <text:p>9.1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6])+(0.6*[.H26])+(0.3*[.J26])" office:value-type="float" office:value="9.65083333333334" calcext:value-type="float">
            <text:p>9.7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63" office:value-type="float" office:value="9.9" calcext:value-type="float">
            <text:p>9.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89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table:formula="of:=(0.1*[.G27])+(0.6*[.H27])+(0.3*[.J27])" office:value-type="float" office:value="8.2125" calcext:value-type="float">
            <text:p>8.2</text:p>
          </table:table-cell>
          <table:table-cell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89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07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63" office:value-type="float" office:value="0" calcext:value-type="float">
            <text:p>0.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29])+(0.6*[.H29])+(0.3*[.J29])" office:value-type="float" office:value="9.182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63" office:value-type="float" office:value="9.7" calcext:value-type="float">
            <text:p>9.7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65" table:formula="of:=(0.1*[.G30])+(0.6*[.H30])+(0.3*[.J30])" office:value-type="float" office:value="9.237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table:formula="of:=(0.1*[.G31])+(0.6*[.H31])+(0.3*[.J31])" office:value-type="float" office:value="6.39" calcext:value-type="float">
            <text:p>6.4</text:p>
          </table:table-cell>
          <table:table-cell/>
          <table:table-cell table:formula="of:=AVERAGE([.R31];[.X31];[.AD31];[.AJ31])" office:value-type="float" office:value="9.5" calcext:value-type="float">
            <text:p>9.5</text:p>
          </table:table-cell>
          <table:table-cell table:formula="of:=AVERAGE([.V31];[.W31];[.AB31];[.AC31];[.AH31];[.AI31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style-name="ce63"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2"/>
          <table:table-cell table:number-columns-repeated="897"/>
        </table:table-row>
        <table:table-row table:style-name="ro1">
          <table:table-cell table:number-columns-repeated="23"/>
          <table:table-cell table:style-name="ce63"/>
          <table:table-cell table:number-columns-repeated="878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55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9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09"/>
          <table:table-cell table:number-columns-repeated="3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Secon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2"/>
          <table:covered-table-cell table:style-name="ce89"/>
          <table:table-cell table:number-columns-repeated="884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2"/>
          <table:covered-table-cell table:style-name="ce89"/>
          <table:table-cell table:number-columns-repeated="3"/>
          <table:table-cell table:style-name="ce89"/>
          <table:table-cell table:style-name="Default"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4"/>
          <table:table-cell table:style-name="ce49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65"/>
          <table:table-cell table:style-name="ce49" table:number-columns-repeated="2"/>
          <table:table-cell table:style-name="ce94"/>
          <table:table-cell/>
          <table:table-cell table:style-name="ce65"/>
          <table:table-cell table:style-name="ce49" table:number-columns-repeated="872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4" office:value-type="string" calcext:value-type="string">
            <text:p>Week 06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7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08</text:p>
          </table:table-cell>
          <table:table-cell table:number-columns-repeated="2"/>
          <table:table-cell table:style-name="ce94"/>
          <table:table-cell table:style-name="ce100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office:value-type="string" calcext:value-type="string">
            <text:p>(.py script)</text:p>
          </table:table-cell>
          <table:table-cell table:number-columns-repeated="3"/>
          <table:table-cell table:style-name="ce49"/>
          <table:table-cell office:value-type="string" calcext:value-type="string">
            <text:p>(How-Tos)</text:p>
          </table:table-cell>
          <table:table-cell/>
          <table:table-cell table:style-name="ce101"/>
          <table:table-cell table:style-name="ce9"/>
          <table:table-cell table:style-name="ce49"/>
          <table:table-cell table:number-columns-repeated="3"/>
          <table:table-cell table:style-name="ce9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6"/>
          <table:table-cell table:style-name="ce80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/>
          <table:table-cell table:style-name="ce95"/>
          <table:table-cell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Secon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89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Secon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4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5.x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6.1</text:p>
          </table:table-cell>
          <table:table-cell table:style-name="ce101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style-name="ce89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 table:style-name="ce101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3" calcext:value-type="float">
            <text:p>9.3</text:p>
          </table:table-cell>
          <table:table-cell/>
          <table:table-cell table:style-name="ce63" table:formula="of:=AVERAGE([.R14];[.W14];[.AB14])" office:value-type="float" office:value="9" calcext:value-type="float">
            <text:p>9.0</text:p>
          </table:table-cell>
          <table:table-cell table:style-name="ce63" table:formula="of:=AVERAGE([.V14];[.AA14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Sofi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Sofia</text:p>
          </table:table-cell>
          <table:table-cell table:style-name="ce93" table:number-columns-repeated="2"/>
          <table:table-cell table:number-columns-repeated="862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office:value-type="float" office:value="7.5" calcext:value-type="float">
            <text:p>7.5</text:p>
          </table:table-cell>
          <table:table-cell/>
          <table:table-cell table:style-name="ce63" table:formula="of:=AVERAGE([.R15];[.W15];[.AB15])" office:value-type="float" office:value="9" calcext:value-type="float">
            <text:p>9.0</text:p>
          </table:table-cell>
          <table:table-cell table:style-name="ce63" table:formula="of:=AVERAGE([.V15];[.AA1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J16])" office:value-type="float" office:value="9.24" calcext:value-type="float">
            <text:p>9.2</text:p>
          </table:table-cell>
          <table:table-cell/>
          <table:table-cell table:style-name="ce63" table:formula="of:=AVERAGE([.R16];[.W16];[.AB16])" office:value-type="float" office:value="9" calcext:value-type="float">
            <text:p>9.0</text:p>
          </table:table-cell>
          <table:table-cell table:style-name="ce63" table:formula="of:=AVERAGE([.V16];[.AA16])" office:value-type="float" office:value="9.25" calcext:value-type="float">
            <text:p>9.3</text:p>
          </table:table-cell>
          <table:table-cell table:number-columns-repeated="2" table:style-name="ce63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J17])" office:value-type="float" office:value="9.18" calcext:value-type="float">
            <text:p>9.2</text:p>
          </table:table-cell>
          <table:table-cell/>
          <table:table-cell table:style-name="ce63" table:formula="of:=AVERAGE([.R17];[.W17];[.AB17])" office:value-type="float" office:value="9" calcext:value-type="float">
            <text:p>9.0</text:p>
          </table:table-cell>
          <table:table-cell table:style-name="ce63" table:formula="of:=AVERAGE([.V17];[.AA17])" office:value-type="float" office:value="9.3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J18])" office:value-type="float" office:value="9.36" calcext:value-type="float">
            <text:p>9.4</text:p>
          </table:table-cell>
          <table:table-cell/>
          <table:table-cell table:style-name="ce63" table:formula="of:=AVERAGE([.R18];[.W18];[.AB18])" office:value-type="float" office:value="9" calcext:value-type="float">
            <text:p>9.0</text:p>
          </table:table-cell>
          <table:table-cell table:style-name="ce63" table:formula="of:=AVERAGE([.V18];[.AA18])" office:value-type="float" office:value="9.25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J19])" office:value-type="float" office:value="9.54" calcext:value-type="float">
            <text:p>9.5</text:p>
          </table:table-cell>
          <table:table-cell/>
          <table:table-cell table:style-name="ce63" table:formula="of:=AVERAGE([.R19];[.W19];[.AB19])" office:value-type="float" office:value="9" calcext:value-type="float">
            <text:p>9.0</text:p>
          </table:table-cell>
          <table:table-cell table:style-name="ce63" table:formula="of:=AVERAGE([.V19];[.AA19])" office:value-type="float" office:value="9.65" calcext:value-type="float">
            <text:p>9.7</text:p>
          </table:table-cell>
          <table:table-cell table:style-name="ce63" office:value-type="float" office:value="9.7" calcext:value-type="float">
            <text:p>9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J20])" office:value-type="float" office:value="9.18" calcext:value-type="float">
            <text:p>9.2</text:p>
          </table:table-cell>
          <table:table-cell/>
          <table:table-cell table:style-name="ce63" table:formula="of:=AVERAGE([.R20];[.W20];[.AB20])" office:value-type="float" office:value="9" calcext:value-type="float">
            <text:p>9.0</text:p>
          </table:table-cell>
          <table:table-cell table:style-name="ce63" table:formula="of:=AVERAGE([.V20];[.AA20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J21])" office:value-type="float" office:value="7.83" calcext:value-type="float">
            <text:p>7.8</text:p>
          </table:table-cell>
          <table:table-cell/>
          <table:table-cell table:style-name="ce63" table:formula="of:=AVERAGE([.R21];[.W21];[.AB21])" office:value-type="float" office:value="9" calcext:value-type="float">
            <text:p>9.0</text:p>
          </table:table-cell>
          <table:table-cell table:style-name="ce63" table:formula="of:=AVERAGE([.V21];[.AA21])" office:value-type="float" office:value="7" calcext:value-type="float">
            <text:p>7.0</text:p>
          </table:table-cell>
          <table:table-cell table:style-name="ce63" office:value-type="float" office:value="7" calcext:value-type="float">
            <text:p>7.0</text:p>
          </table:table-cell>
          <table:table-cell table:style-name="ce63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Pau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J22])" office:value-type="float" office:value="9.3" calcext:value-type="float">
            <text:p>9.3</text:p>
          </table:table-cell>
          <table:table-cell/>
          <table:table-cell table:style-name="ce63" table:formula="of:=AVERAGE([.R22];[.W22];[.AB22])" office:value-type="float" office:value="9" calcext:value-type="float">
            <text:p>9.0</text:p>
          </table:table-cell>
          <table:table-cell table:style-name="ce63" table:formula="of:=AVERAGE([.V22];[.AA22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3];[.W23];[.AB23])" office:value-type="float" office:value="9" calcext:value-type="float">
            <text:p>9.0</text:p>
          </table:table-cell>
          <table:table-cell table:style-name="ce63" table:formula="of:=AVERAGE([.V23];[.AA23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Nahomi</text:p>
          </table:table-cell>
          <table:table-cell table:style-name="ce103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J24])" office:value-type="float" office:value="9.6" calcext:value-type="float">
            <text:p>9.6</text:p>
          </table:table-cell>
          <table:table-cell/>
          <table:table-cell table:style-name="ce63" table:formula="of:=AVERAGE([.R24];[.W24];[.AB24])" office:value-type="float" office:value="9" calcext:value-type="float">
            <text:p>9.0</text:p>
          </table:table-cell>
          <table:table-cell table:style-name="ce63" table:formula="of:=AVERAGE([.V24];[.AA24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5];[.W25];[.AB25])" office:value-type="float" office:value="9" calcext:value-type="float">
            <text:p>9.0</text:p>
          </table:table-cell>
          <table:table-cell table:style-name="ce63" table:formula="of:=AVERAGE([.V25];[.AA2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office:value-type="float" office:value="6.5" calcext:value-type="float">
            <text:p>6.5</text:p>
          </table:table-cell>
          <table:table-cell/>
          <table:table-cell table:style-name="ce63" table:formula="of:=AVERAGE([.R26];[.W26];[.AB26])" office:value-type="float" office:value="9" calcext:value-type="float">
            <text:p>9.0</text:p>
          </table:table-cell>
          <table:table-cell table:style-name="ce63" table:formula="of:=AVERAGE([.V26];[.AA26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89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J27])" office:value-type="float" office:value="9.57" calcext:value-type="float">
            <text:p>9.6</text:p>
          </table:table-cell>
          <table:table-cell table:style-name="ce62"/>
          <table:table-cell table:style-name="ce63" table:formula="of:=AVERAGE([.R27];[.W27];[.AB27])" office:value-type="float" office:value="9" calcext:value-type="float">
            <text:p>9.0</text:p>
          </table:table-cell>
          <table:table-cell table:style-name="ce63" table:formula="of:=AVERAGE([.V27];[.AA27])" office:value-type="float" office:value="9.75" calcext:value-type="float">
            <text:p>9.8</text:p>
          </table:table-cell>
          <table:table-cell table:style-name="ce63" office:value-type="float" office:value="9.8" calcext:value-type="float">
            <text:p>9.8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3.9" calcext:value-type="float">
            <text:p>3.9</text:p>
          </table:table-cell>
          <table:table-cell/>
          <table:table-cell table:style-name="ce63" table:formula="of:=AVERAGE([.R28];[.W28];[.AB28])" office:value-type="float" office:value="9" calcext:value-type="float">
            <text:p>9.0</text:p>
          </table:table-cell>
          <table:table-cell table:style-name="ce63" table:formula="of:=AVERAGE([.V28];[.AA28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65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63" table:formula="of:=AVERAGE([.R29];[.W29];[.AB29])" office:value-type="float" office:value="9" calcext:value-type="float">
            <text:p>9.0</text:p>
          </table:table-cell>
          <table:table-cell table:style-name="ce63" table:formula="of:=AVERAGE([.V29];[.AA29])" office:value-type="float" office:value="8.5" calcext:value-type="float">
            <text:p>8.5</text:p>
          </table:table-cell>
          <table:table-cell table:style-name="ce63" office:value-type="float" office:value="8.5" calcext:value-type="float">
            <text:p>8.5</text:p>
          </table:table-cell>
          <table:table-cell table:style-name="ce63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J30])" office:value-type="float" office:value="9.12" calcext:value-type="float">
            <text:p>9.1</text:p>
          </table:table-cell>
          <table:table-cell/>
          <table:table-cell table:style-name="ce63" table:formula="of:=AVERAGE([.R30];[.W30];[.AB30])" office:value-type="float" office:value="9" calcext:value-type="float">
            <text:p>9.0</text:p>
          </table:table-cell>
          <table:table-cell table:style-name="ce63" table:formula="of:=AVERAGE([.V30];[.AA30])" office:value-type="float" office:value="9" calcext:value-type="float">
            <text:p>9.0</text:p>
          </table:table-cell>
          <table:table-cell table:style-name="ce63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J31])" office:value-type="float" office:value="9.51" calcext:value-type="float">
            <text:p>9.5</text:p>
          </table:table-cell>
          <table:table-cell/>
          <table:table-cell table:style-name="ce63" table:formula="of:=AVERAGE([.R31];[.W31];[.AB31])" office:value-type="float" office:value="9" calcext:value-type="float">
            <text:p>9.0</text:p>
          </table:table-cell>
          <table:table-cell table:style-name="ce63" table:formula="of:=AVERAGE([.V31];[.AA31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5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8"/>
          <table:table-cell table:style-name="ce9"/>
          <table:table-cell table:number-columns-repeated="5"/>
          <table:table-cell table:style-name="ce93"/>
          <table:table-cell table:number-columns-repeated="4"/>
          <table:table-cell table:style-name="ce93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12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09"/>
          <table:table-cell table:number-columns-repeated="865"/>
        </table:table-row>
        <table:table-row table:style-name="ro4">
          <table:table-cell/>
          <table:table-cell table:style-name="ce52" office:value-type="string" calcext:value-type="string">
            <text:p>7A_Thir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2"/>
          <table:covered-table-cell table:style-name="ce49"/>
          <table:table-cell table:number-columns-repeated="887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2"/>
          <table:covered-table-cell table:style-name="ce49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5" table:number-rows-spanned="1">
            <text:p>Formative Assessments <text:s/>==&gt;</text:p>
          </table:table-cell>
          <table:covered-table-cell table:style-name="ce99"/>
          <table:covered-table-cell table:number-columns-repeated="3"/>
          <table:table-cell table:style-name="ce97"/>
          <table:table-cell table:number-columns-repeated="4"/>
          <table:table-cell table:style-name="ce97"/>
          <table:table-cell table:number-columns-repeated="4"/>
          <table:table-cell table:style-name="ce49"/>
          <table:table-cell table:number-columns-repeated="865"/>
        </table:table-row>
        <table:table-row table:style-name="ro6">
          <table:table-cell table:number-columns-repeated="896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 office:value-type="string" calcext:value-type="string">
            <text:p>18 Mar</text:p>
          </table:table-cell>
          <table:table-cell table:style-name="ce49" table:number-columns-repeated="3"/>
          <table:table-cell table:style-name="ce94"/>
          <table:table-cell/>
          <table:table-cell table:style-name="ce65" office:value-type="string" calcext:value-type="string">
            <text:p>25 Mar</text:p>
          </table:table-cell>
          <table:table-cell table:style-name="ce49" table:number-columns-repeated="2"/>
          <table:table-cell table:style-name="ce94"/>
          <table:table-cell/>
          <table:table-cell table:style-name="ce65" office:value-type="string" calcext:value-type="string">
            <text:p>01 Apr</text:p>
          </table:table-cell>
          <table:table-cell table:style-name="ce49" table:number-columns-repeated="4"/>
          <table:table-cell table:style-name="ce49" office:value-type="string" calcext:value-type="string">
            <text:p>08 Apr</text:p>
          </table:table-cell>
          <table:table-cell table:style-name="ce49"/>
          <table:table-cell table:style-name="ce49" office:value-type="string" calcext:value-type="string">
            <text:p>15 Apr</text:p>
          </table:table-cell>
          <table:table-cell table:style-name="ce49"/>
          <table:table-cell table:style-name="ce49" office:value-type="string" calcext:value-type="string">
            <text:p>22 Apr</text:p>
          </table:table-cell>
          <table:table-cell table:style-name="ce49" table:number-columns-repeated="860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2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13</text:p>
          </table:table-cell>
          <table:table-cell/>
          <table:table-cell table:style-name="ce100" office:value-type="string" calcext:value-type="string">
            <text:p>Week 14</text:p>
          </table:table-cell>
          <table:table-cell/>
          <table:table-cell table:style-name="ce100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3"/>
          <table:table-cell table:style-name="ce101"/>
          <table:table-cell/>
          <table:table-cell table:style-name="ce49"/>
          <table:table-cell table:number-columns-repeated="4"/>
          <table:table-cell table:style-name="ce49"/>
          <table:table-cell table:number-columns-repeated="2"/>
          <table:table-cell table:style-name="ce101"/>
          <table:table-cell table:style-name="ce9"/>
          <table:table-cell table:style-name="ce49"/>
          <table:table-cell table:style-name="ce49" office:value-type="string" calcext:value-type="string">
            <text:p>EXAMS 3P</text:p>
          </table:table-cell>
          <table:table-cell/>
          <table:table-cell table:style-name="ce49" office:value-type="string" calcext:value-type="string">
            <text:p>EASTER <text:s/>WEEK</text:p>
          </table:table-cell>
          <table:table-cell/>
          <table:table-cell table:style-name="ce4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5"/>
          <table:table-cell table:style-name="ce80"/>
          <table:table-cell table:style-name="ce95"/>
          <table:table-cell table:style-name="ce80"/>
          <table:table-cell table:number-columns-repeated="2"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3"/>
          <table:table-cell table:style-name="ce101"/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Thir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65" office:value-type="string" calcext:value-type="string">
            <text:p>3P Exam</text:p>
          </table:table-cell>
          <table:table-cell table:number-columns-repeated="2"/>
          <table:table-cell table:style-name="ce80" office:value-type="string" calcext:value-type="string">
            <text:p>Thir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7.1</text:p>
          </table:table-cell>
          <table:table-cell table:style-name="ce105" office:value-type="string" calcext:value-type="string">
            <text:p>HW_07.2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8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9.1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10.1</text:p>
          </table:table-cell>
          <table:table-cell/>
          <table:table-cell table:style-name="ce105"/>
          <table:table-cell table:style-name="ce101"/>
          <table:table-cell table:style-name="ce105"/>
          <table:table-cell table:number-columns-repeated="860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 table:number-columns-repeated="2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/>
          <table:table-cell table:style-name="ce102"/>
          <table:table-cell table:style-name="ce101"/>
          <table:table-cell table:style-name="ce102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I14])" office:value-type="float" office:value="6.9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4];[.Q14];[.V14];[.AA14];[.AF14])" office:value-type="float" office:value="10" calcext:value-type="float">
            <text:p>10.0</text:p>
          </table:table-cell>
          <table:table-cell table:style-name="ce123"/>
          <table:table-cell/>
          <table:table-cell table:style-name="ce9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Sofia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5];[.Q15];[.V15];[.AA15];[.AF15])" office:value-type="string" office:string-value="" calcext:value-type="error">
            <text:p>#DIV/0!</text:p>
          </table:table-cell>
          <table:table-cell table:style-name="ce123"/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3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866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I16])" office:value-type="float" office:value="6.87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6];[.Q16];[.V16];[.AA16];[.AF16])" office:value-type="float" office:value="9.95" calcext:value-type="float">
            <text:p>10.0</text:p>
          </table:table-cell>
          <table:table-cell table:style-name="ce63"/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7];[.Q17];[.V17];[.AA17];[.AF17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I18])" office:value-type="float" office:value="6.765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8];[.Q18];[.V18];[.AA18];[.AF18])" office:value-type="float" office:value="9.775" calcext:value-type="float">
            <text:p>9.8</text:p>
          </table:table-cell>
          <table:table-cell table:style-name="ce63"/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I19])" office:value-type="float" office:value="6.84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9];[.Q19];[.V19];[.AA19];[.AF19])" office:value-type="float" office:value="9.9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I20])" office:value-type="float" office:value="6.825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0];[.Q20];[.V20];[.AA20];[.AF20])" office:value-type="float" office:value="9.87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I21])" office:value-type="float" office:value="6.38" calcext:value-type="float">
            <text:p>6.4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1];[.Q21];[.V21];[.AA21];[.AF21])" office:value-type="float" office:value="9.13333333333333" calcext:value-type="float">
            <text:p>9.1</text:p>
          </table:table-cell>
          <table:table-cell table:style-name="ce63"/>
          <table:table-cell/>
          <table:table-cell table:style-name="ce9" office:value-type="string" calcext:value-type="string">
            <text:p>Paula?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I22])" office:value-type="float" office:value="6.75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2];[.Q22];[.V22];[.AA22];[.AF22])" office:value-type="float" office:value="9.75" calcext:value-type="float">
            <text:p>9.8</text:p>
          </table:table-cell>
          <table:table-cell table:style-name="ce63"/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3];[.Q23];[.V23];[.AA23];[.AF23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style-name="ce103"/>
          <table:table-cell table:style-name="ce49"/>
          <table:table-cell table:style-name="ce103"/>
          <table:table-cell table:style-name="ce93"/>
          <table:table-cell table:style-name="ce10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I24])" office:value-type="float" office:value="6.855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4];[.Q24];[.V24];[.AA24];[.AF24])" office:value-type="float" office:value="9.92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5];[.Q25];[.V25];[.AA25];[.AF25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6];[.Q26];[.V26];[.AA26];[.AF26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89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89"/>
          <table:table-cell/>
          <table:table-cell table:style-name="ce89"/>
          <table:table-cell table:style-name="ce93"/>
          <table:table-cell table:style-name="ce89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I27])" office:value-type="float" office:value="6.84" calcext:value-type="float">
            <text:p>6.8</text:p>
          </table:table-cell>
          <table:table-cell table:style-name="ce62"/>
          <table:table-cell table:style-name="ce123" office:value-type="float" office:value="9" calcext:value-type="float">
            <text:p>9.0</text:p>
          </table:table-cell>
          <table:table-cell table:style-name="ce123" table:formula="of:=AVERAGE([.P27];[.Q27];[.V27];[.AA27];[.AF27])" office:value-type="float" office:value="9.9" calcext:value-type="float">
            <text:p>9.9</text:p>
          </table:table-cell>
          <table:table-cell table:style-name="ce63"/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8];[.Q28];[.V28];[.AA28];[.AF28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queline</text:p>
          </table:table-cell>
          <table:table-cell/>
          <table:table-cell table:style-name="ce65" table:formula="of:=(0.1*[.G29])+(0.6*[.H29])+(0.3*[.I29])" office:value-type="float" office:value="6.825" calcext:value-type="float">
            <text:p>6.8</text:p>
          </table:table-cell>
          <table:table-cell table:style-name="Default"/>
          <table:table-cell table:style-name="ce123" office:value-type="float" office:value="9" calcext:value-type="float">
            <text:p>9.0</text:p>
          </table:table-cell>
          <table:table-cell table:style-name="ce123" table:formula="of:=AVERAGE([.P29];[.Q29];[.V29];[.AA29];[.AF29])" office:value-type="float" office:value="9.87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Jaqueline</text:p>
          </table:table-cell>
          <table:table-cell table:style-name="ce93" table:number-columns-repeated="2"/>
          <table:table-cell office:value-type="string" calcext:value-type="string">
            <text:p>Jacqueline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Jacqueline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I30])" office:value-type="float" office:value="6.555" calcext:value-type="float">
            <text:p>6.6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30];[.Q30];[.V30];[.AA30];[.AF30])" office:value-type="float" office:value="9.425" calcext:value-type="float">
            <text:p>9.4</text:p>
          </table:table-cell>
          <table:table-cell table:style-name="ce123"/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I31])" office:value-type="float" office:value="6.855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31];[.Q31];[.V31];[.AA31];[.AF31])" office:value-type="float" office:value="9.92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/>
          <table:table-cell table:style-name="ce9"/>
          <table:table-cell table:style-name="ce61"/>
          <table:table-cell table:style-name="ce65"/>
          <table:table-cell table:number-columns-repeated="5"/>
          <table:table-cell table:style-name="ce9"/>
          <table:table-cell table:style-name="ce93" table:number-columns-repeated="2"/>
          <table:table-cell table:number-columns-repeated="2"/>
          <table:table-cell table:style-name="ce93" table:number-columns-repeated="4"/>
          <table:table-cell table:number-columns-repeated="3"/>
          <table:table-cell table:style-name="ce93" table:number-columns-repeated="2"/>
          <table:table-cell table:number-columns-repeated="3"/>
          <table:table-cell table:style-name="ce93" table:number-columns-repeated="2"/>
          <table:table-cell table:style-name="ce9"/>
          <table:table-cell/>
          <table:table-cell table:style-name="ce93"/>
          <table:table-cell table:style-name="ce49"/>
          <table:table-cell table:number-columns-repeated="863"/>
        </table:table-row>
        <table:table-row table:style-name="ro1">
          <table:table-cell table:number-columns-repeated="4"/>
          <table:table-cell table:style-name="ce112"/>
          <table:table-cell table:number-columns-repeated="891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894"/>
        </table:table-row>
        <table:table-row table:style-name="ro13">
          <table:table-cell/>
          <table:table-cell table:style-name="ce55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9:20:37.596027963</dc:date>
    <meta:editing-duration>P2DT20H51M31S</meta:editing-duration>
    <meta:editing-cycles>537</meta:editing-cycles>
    <meta:generator>LibreOffice/7.3.7.2$Linux_X86_64 LibreOffice_project/30$Build-2</meta:generator>
    <meta:document-statistic meta:table-count="3" meta:cell-count="1192" meta:object-count="0"/>
  </office:meta>
</office:document-meta>
</file>